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6pt" style:font-size-asian="5.25pt" style:font-size-complex="6pt"/>
    </style:style>
    <style:style style:name="P2" style:family="paragraph" style:parent-style-name="Text_20_body">
      <style:paragraph-properties fo:orphans="1"/>
      <style:text-properties fo:font-size="6pt" style:font-size-asian="5.25pt" style:font-size-complex="6pt"/>
    </style:style>
    <style:style style:name="P3" style:family="paragraph" style:parent-style-name="Horizontal_20_Line">
      <style:paragraph-properties fo:orphans="1"/>
      <style:text-properties style:font-size-asian="5.25pt"/>
    </style:style>
    <style:style style:name="P4" style:family="paragraph" style:parent-style-name="Heading_20_2">
      <style:paragraph-properties fo:orphans="1"/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orphans="1"/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orphans="1"/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orphans="1"/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orphans="1"/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orphans="1"/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orphans="1"/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orphans="1"/>
      <style:text-properties fo:font-size="6pt" style:font-size-asian="5.25pt" style:font-size-complex="6pt"/>
    </style:style>
    <style:style style:name="P19" style:family="paragraph" style:parent-style-name="Text_20_body">
      <style:paragraph-properties fo:margin-left="0in" fo:margin-right="0in" fo:orphans="1" fo:text-indent="0in" style:auto-text-indent="false"/>
      <style:text-properties fo:font-size="6pt" style:font-size-asian="5.25pt" style:font-size-complex="6pt"/>
    </style:style>
    <style:style style:name="P20" style:family="paragraph" style:parent-style-name="Text_20_body">
      <style:text-properties fo:font-size="6pt" style:font-size-asian="5.25pt" style:font-size-complex="6pt"/>
    </style:style>
    <style:style style:name="P21" style:family="paragraph" style:parent-style-name="Heading_20_3">
      <style:paragraph-properties fo:orphans="1"/>
      <style:text-properties fo:font-size="6pt" style:font-size-asian="5.25pt" style:font-size-complex="6pt"/>
    </style:style>
    <style:style style:name="P22" style:family="paragraph" style:parent-style-name="Text_20_body" style:list-style-name="L8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23" style:family="paragraph" style:parent-style-name="Text_20_body" style:list-style-name="L8">
      <style:paragraph-properties fo:orphans="1"/>
      <style:text-properties fo:font-size="6pt" style:font-size-asian="5.25pt" style:font-size-complex="6pt"/>
    </style:style>
    <style:style style:name="P24" style:family="paragraph" style:parent-style-name="Text_20_body" style:list-style-name="L9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25" style:family="paragraph" style:parent-style-name="Text_20_body" style:list-style-name="L9">
      <style:paragraph-properties fo:orphans="1"/>
      <style:text-properties fo:font-size="6pt" style:font-size-asian="5.25pt" style:font-size-complex="6pt"/>
    </style:style>
    <style:style style:name="P26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orphans="1" fo:text-indent="0in" style:auto-text-indent="false" fo:background-color="transparent"/>
      <style:text-properties fo:font-size="6pt" style:font-size-asian="5.25pt" style:font-size-complex="6pt"/>
    </style:style>
    <style:style style:name="P27" style:family="paragraph" style:parent-style-name="Text_20_body" style:list-style-name="L10">
      <style:paragraph-properties fo:orphans="1"/>
      <style:text-properties fo:font-size="6pt" style:font-size-asian="5.25pt" style:font-size-complex="6pt"/>
    </style:style>
    <style:style style:name="P28" style:family="paragraph" style:parent-style-name="Text_20_body" style:list-style-name="L11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29" style:family="paragraph" style:parent-style-name="Text_20_body" style:list-style-name="L11">
      <style:paragraph-properties fo:orphans="1"/>
      <style:text-properties fo:font-size="6pt" style:font-size-asian="5.25pt" style:font-size-complex="6pt"/>
    </style:style>
    <style:style style:name="P30" style:family="paragraph" style:parent-style-name="Text_20_body" style:list-style-name="L12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31" style:family="paragraph" style:parent-style-name="Text_20_body" style:list-style-name="L12">
      <style:paragraph-properties fo:orphans="1"/>
      <style:text-properties fo:font-size="6pt" style:font-size-asian="5.25pt" style:font-size-complex="6pt"/>
    </style:style>
    <style:style style:name="P32" style:family="paragraph" style:parent-style-name="Preformatted_20_Text">
      <loext:graphic-properties draw:fill="none" draw:fill-color="#ffffff"/>
      <style:paragraph-properties fo:margin-left="0in" fo:margin-right="0in" fo:orphans="1" fo:text-indent="0in" style:auto-text-indent="false" fo:background-color="transparent"/>
      <style:text-properties fo:font-size="6pt" style:font-size-asian="5.25pt" style:font-size-complex="6pt"/>
    </style:style>
    <style:style style:name="P33" style:family="paragraph" style:parent-style-name="Preformatted_20_Text">
      <loext:graphic-properties draw:fill="none" draw:fill-color="#ffffff"/>
      <style:paragraph-properties fo:orphans="1" fo:background-color="transparent"/>
      <style:text-properties fo:font-size="6pt" style:font-size-asian="5.25pt" style:font-size-complex="6pt"/>
    </style:style>
    <style:style style:name="P34" style:family="paragraph" style:parent-style-name="Preformatted_20_Text">
      <loext:graphic-properties draw:fill="none" draw:fill-color="#ffffff"/>
      <style:paragraph-properties fo:margin-top="0in" fo:margin-bottom="0.1965in" style:contextual-spacing="false" fo:orphans="1" fo:background-color="transparent"/>
      <style:text-properties fo:font-size="6pt" style:font-size-asian="5.25pt" style:font-size-complex="6pt"/>
    </style:style>
    <style:style style:name="P35" style:family="paragraph" style:parent-style-name="Text_20_body" style:list-style-name="L13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36" style:family="paragraph" style:parent-style-name="Text_20_body" style:list-style-name="L13">
      <style:paragraph-properties fo:orphans="1"/>
      <style:text-properties fo:font-size="6pt" style:font-size-asian="5.25pt" style:font-size-complex="6pt"/>
    </style:style>
    <style:style style:name="P37" style:family="paragraph" style:parent-style-name="Text_20_body" style:list-style-name="L14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38" style:family="paragraph" style:parent-style-name="Text_20_body" style:list-style-name="L14">
      <style:paragraph-properties fo:orphans="1"/>
      <style:text-properties fo:font-size="6pt" style:font-size-asian="5.25pt" style:font-size-complex="6pt"/>
    </style:style>
    <style:style style:name="P39" style:family="paragraph" style:parent-style-name="Text_20_body" style:list-style-name="L15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40" style:family="paragraph" style:parent-style-name="Text_20_body" style:list-style-name="L15">
      <style:paragraph-properties fo:orphans="1"/>
      <style:text-properties fo:font-size="6pt" style:font-size-asian="5.25pt" style:font-size-complex="6pt"/>
    </style:style>
    <style:style style:name="P41" style:family="paragraph" style:parent-style-name="Text_20_body" style:list-style-name="L16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42" style:family="paragraph" style:parent-style-name="Text_20_body" style:list-style-name="L16">
      <style:paragraph-properties fo:orphans="1"/>
      <style:text-properties fo:font-size="6pt" style:font-size-asian="5.25pt" style:font-size-complex="6pt"/>
    </style:style>
    <style:style style:name="P43" style:family="paragraph" style:parent-style-name="Text_20_body" style:list-style-name="L17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44" style:family="paragraph" style:parent-style-name="Text_20_body" style:list-style-name="L17">
      <style:paragraph-properties fo:orphans="1"/>
      <style:text-properties fo:font-size="6pt" style:font-size-asian="5.25pt" style:font-size-complex="6pt"/>
    </style:style>
    <style:style style:name="P45" style:family="paragraph" style:parent-style-name="Text_20_body" style:list-style-name="L18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46" style:family="paragraph" style:parent-style-name="Text_20_body" style:list-style-name="L18">
      <style:paragraph-properties fo:orphans="1"/>
      <style:text-properties fo:font-size="6pt" style:font-size-asian="5.25pt" style:font-size-complex="6pt"/>
    </style:style>
    <style:style style:name="P47" style:family="paragraph" style:parent-style-name="Text_20_body" style:list-style-name="L19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48" style:family="paragraph" style:parent-style-name="Text_20_body" style:list-style-name="L19">
      <style:paragraph-properties fo:orphans="1"/>
      <style:text-properties fo:font-size="6pt" style:font-size-asian="5.25pt" style:font-size-complex="6pt"/>
    </style:style>
    <style:style style:name="P49" style:family="paragraph" style:parent-style-name="Text_20_body" style:list-style-name="L20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50" style:family="paragraph" style:parent-style-name="Text_20_body" style:list-style-name="L20">
      <style:paragraph-properties fo:orphans="1"/>
      <style:text-properties fo:font-size="6pt" style:font-size-asian="5.25pt" style:font-size-complex="6pt"/>
    </style:style>
    <style:style style:name="P51" style:family="paragraph" style:parent-style-name="Text_20_body" style:list-style-name="L21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52" style:family="paragraph" style:parent-style-name="Text_20_body" style:list-style-name="L21">
      <style:paragraph-properties fo:orphans="1"/>
      <style:text-properties fo:font-size="6pt" style:font-size-asian="5.25pt" style:font-size-complex="6pt"/>
    </style:style>
    <style:style style:name="P53" style:family="paragraph" style:parent-style-name="Text_20_body" style:list-style-name="L22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54" style:family="paragraph" style:parent-style-name="Text_20_body" style:list-style-name="L22">
      <style:paragraph-properties fo:orphans="1"/>
      <style:text-properties fo:font-size="6pt" style:font-size-asian="5.25pt" style:font-size-complex="6pt"/>
    </style:style>
    <style:style style:name="P55" style:family="paragraph" style:parent-style-name="Text_20_body" style:list-style-name="L23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56" style:family="paragraph" style:parent-style-name="Text_20_body" style:list-style-name="L23">
      <style:paragraph-properties fo:orphans="1"/>
      <style:text-properties fo:font-size="6pt" style:font-size-asian="5.25pt" style:font-size-complex="6pt"/>
    </style:style>
    <style:style style:name="P57" style:family="paragraph" style:parent-style-name="Text_20_body" style:list-style-name="L24">
      <style:paragraph-properties fo:margin-top="0in" fo:margin-bottom="0in" style:contextual-spacing="false" fo:orphans="1"/>
      <style:text-properties fo:font-size="6pt" style:font-size-asian="5.25pt" style:font-size-complex="6pt"/>
    </style:style>
    <style:style style:name="P58" style:family="paragraph" style:parent-style-name="Text_20_body" style:list-style-name="L24">
      <style:paragraph-properties fo:orphans="1"/>
      <style:text-properties fo:font-size="6pt" style:font-size-asian="5.25pt" style:font-size-complex="6pt"/>
    </style:style>
    <style:style style:name="P59" style:family="paragraph" style:parent-style-name="Standard">
      <style:text-properties fo:font-size="6pt" style:font-size-asian="5.25pt" style:font-size-complex="6pt"/>
    </style:style>
    <style:style style:name="T1" style:family="text">
      <style:text-properties fo:color="#14181f" loext:opacity="100%" fo:background-color="transparent" loext:char-shading-value="0"/>
    </style:style>
    <style:style style:name="T2" style:family="text">
      <style:text-properties fo:color="#14181f" loext:opacity="100%" fo:font-family="'var font-mono'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E FINAL LINKEDIN POST</text:h>
      <text:p text:style-name="P2"><text:span text:style-name="Strong_20_Emphasis">Join the AI Multi-Billion Dollar Club - The Smart Way</text:span></text:p>
      <text:p text:style-name="P2"><text:span text:style-name="Strong_20_Emphasis">The 1849 Gold Rush lesson:</text:span> Thousands mined for gold. Most went broke.</text:p>
      <text:p text:style-name="P2"><text:span text:style-name="Strong_20_Emphasis">Levi Strauss got rich selling JEANS</text:span> (proven product) to miners. Levi's still exists 175 years later. The miners? Forgotten.</text:p>
      <text:p text:style-name="P2"><text:span text:style-name="Strong_20_Emphasis">Same pattern today:</text:span></text:p>
      <text:p text:style-name="P2">Everyone's racing to build NEW AI models (billions needed, high risk).</text:p>
      <text:p text:style-name="P2"><text:span text:style-name="Strong_20_Emphasis">The smart play?</text:span> Use <text:span text:style-name="Strong_20_Emphasis">old, proven, open-source, FREE technology</text:span> (Android/AOSP) for the NEW AI gold rush (humanoid robots).</text:p>
      <text:p text:style-name="P2"><text:span text:style-name="Strong_20_Emphasis">Low capital. Massive market. This is your entry to the AI multi-billion club.</text:span></text:p>
      <text:p text:style-name="P2"><text:span text:style-name="Strong_20_Emphasis">American-Israeli joint venture.</text:span></text:p>
      <text:p text:style-name="P3"/>
      <text:h text:style-name="P4" text:outline-level="2"><text:span text:style-name="Strong_20_Emphasis">The Partner I Need</text:span></text:h>
      <text:p text:style-name="P2"><text:span text:style-name="Strong_20_Emphasis">Age:</text:span> 25-50</text:p>
      <text:p text:style-name="P2"><text:span text:style-name="Strong_20_Emphasis">Must have:</text:span> ✅ <text:span text:style-name="Strong_20_Emphasis">Entrepreneurial SPIRIT</text:span> (self-motivating, built something before)<text:line-break/>✅ <text:span text:style-name="Strong_20_Emphasis">SHARP under pressure</text:span> (can stand confidently before VCs, handle hostile questions)<text:line-break/>✅ <text:span text:style-name="Strong_20_Emphasis">HUNGRY</text:span> (want to move UP in life, not just collect opportunities)<text:line-break/>✅ <text:span text:style-name="Strong_20_Emphasis">FLEXIBLE</text:span> (attend VC meetings on short notice, travel to Silicon Valley)</text:p>
      <text:p text:style-name="P2"><text:span text:style-name="Strong_20_Emphasis">What you DON'T sacrifice:</text:span> ❌ Your current job (keep it initially)<text:line-break/>❌ Your income (no financial risk until funding closes)</text:p>
      <text:p text:style-name="P3"/>
      <text:h text:style-name="P4" text:outline-level="2"><text:span text:style-name="Strong_20_Emphasis">The Test</text:span></text:h>
      <text:p text:style-name="P2">I won't waste your time or mine.</text:p>
      <text:p text:style-name="P2"><text:span text:style-name="Strong_20_Emphasis">Here's the process:</text:span></text:p>
      <text:list text:style-name="L1">
        <text:list-item>
          <text:p text:style-name="P5"><text:span text:style-name="Strong_20_Emphasis">Contact me</text:span> - Tell me: age, background, what you've built, why you're HUNGRY </text:p>
        </text:list-item>
        <text:list-item>
          <text:p text:style-name="P5"><text:span text:style-name="Strong_20_Emphasis">I send you</text:span> complete HaGOLEM business documents </text:p>
        </text:list-item>
        <text:list-item>
          <text:p text:style-name="P5"><text:span text:style-name="Strong_20_Emphasis">You study it</text:span> (take your time - days or weeks) </text:p>
        </text:list-item>
        <text:list-item>
          <text:p text:style-name="P5"><text:span text:style-name="Strong_20_Emphasis">You PITCH ME</text:span> like I'm a VC </text:p>
          <text:list>
            <text:list-item>
              <text:p text:style-name="P5">10-minute presentation </text:p>
            </text:list-item>
            <text:list-item>
              <text:p text:style-name="P5">I ask hostile questions like: </text:p>
              <text:list>
                <text:list-item>
                  <text:p text:style-name="P5"><text:span text:style-name="Emphasis">"Google has 10,000 engineers. Why won't they crush you?"</text:span> </text:p>
                </text:list-item>
                <text:list-item>
                  <text:p text:style-name="P5"><text:span text:style-name="Emphasis">"Tesla is already shipping. You're too late."</text:span> </text:p>
                </text:list-item>
                <text:list-item>
                  <text:p text:style-name="P5"><text:span text:style-name="Emphasis">"Chinese manufacturers will clone this in 6 months."</text:span> </text:p>
                </text:list-item>
              </text:list>
            </text:list-item>
            <text:list-item>
              <text:p text:style-name="P5">You need SHARP, CONFIDENT answers </text:p>
            </text:list-item>
            <text:list-item>
              <text:p text:style-name="P5">Show me you have SPIRIT, not just knowledge </text:p>
            </text:list-item>
          </text:list>
        </text:list-item>
        <text:list-item>
          <text:p text:style-name="P6"><text:span text:style-name="Strong_20_Emphasis">If you pass</text:span> - We partner and approach VCs together </text:p>
        </text:list-item>
      </text:list>
      <text:p text:style-name="P2"><text:span text:style-name="Strong_20_Emphasis">If you can't impress ME, you won't impress real VCs.</text:span></text:p>
      <text:p text:style-name="P3"/>
      <text:h text:style-name="P4" text:outline-level="2"><text:span text:style-name="Strong_20_Emphasis">About Me</text:span></text:h>
      <text:p text:style-name="P2">I'm 70, and I hope I'm what The New York Times calls a "super-ager" - brain stays sharp despite age.</text:p>
      <text:p text:style-name="P2">(<text:a xlink:type="simple" xlink:href="https://www.nytimes.com/2026/02/25/well/mind/super-agers-brain-neurons.html" text:style-name="Internet_20_link" text:visited-style-name="Visited_20_Internet_20_Link">NYT Article: Super-Agers</text:a>)</text:p>
      <text:p text:style-name="P2"><text:span text:style-name="Strong_20_Emphasis">What I bring:</text:span></text:p>
      <text:list text:style-name="L2">
        <text:list-item>
          <text:p text:style-name="P7">45 years software engineering </text:p>
        </text:list-item>
        <text:list-item>
          <text:p text:style-name="P7">Proven AI execution: meirniv.pythonanywhere.com/orders (403% returns) </text:p>
        </text:list-item>
        <text:list-item>
          <text:p text:style-name="P7">Complete technical vision and architecture </text:p>
        </text:list-item>
        <text:list-item>
          <text:p text:style-name="P8">Pattern recognition across 4 tech waves (PC, Internet, Mobile, now Robotics) </text:p>
        </text:list-item>
      </text:list>
      <text:p text:style-name="P2"><text:span text:style-name="Strong_20_Emphasis">What you bring:</text:span></text:p>
      <text:list text:style-name="L3">
        <text:list-item>
          <text:p text:style-name="P9">Youth and energy to pitch VCs </text:p>
        </text:list-item>
        <text:list-item>
          <text:p text:style-name="P9">Entrepreneurial fire and hunger </text:p>
        </text:list-item>
        <text:list-item>
          <text:p text:style-name="P9">Ability to handle pressure </text:p>
        </text:list-item>
        <text:list-item>
          <text:p text:style-name="P10">SPIRIT that can't be taught </text:p>
        </text:list-item>
      </text:list>
      <text:p text:style-name="P2"><text:span text:style-name="Strong_20_Emphasis">My philosophy from 45 years:</text:span> Spirit beats credentials. Hunger beats genius. Fire beats perfect resume.</text:p>
      <text:p text:style-name="P2">I can teach you the tech. I can't teach you hunger.</text:p>
      <text:p text:style-name="P3"/>
      <text:h text:style-name="P4" text:outline-level="2"><text:soft-page-break/><text:span text:style-name="Strong_20_Emphasis">Why I'm Doing This at 70 - My Dual Patriot Mission</text:span></text:h>
      <text:p text:style-name="P2"><text:span text:style-name="Strong_20_Emphasis">People ask: "Why not retire?"</text:span></text:p>
      <text:p text:style-name="P2"><text:span text:style-name="Strong_20_Emphasis">Because I'm a dual patriot. Both my countries need this.</text:span></text:p>
      <text:p text:style-name="P2">🇺🇸 <text:span text:style-name="Strong_20_Emphasis">For America:</text:span></text:p>
      <text:list text:style-name="L4">
        <text:list-item>
          <text:p text:style-name="P11"><text:span text:style-name="Strong_20_Emphasis">Bring manufacturing HOME from China</text:span> (stop importing, start exporting) </text:p>
        </text:list-item>
        <text:list-item>
          <text:p text:style-name="P11"><text:span text:style-name="Strong_20_Emphasis">Create HIGH-INCOME jobs</text:span> (engineers, designers, managers - not minimum wage) </text:p>
        </text:list-item>
        <text:list-item>
          <text:p text:style-name="P11"><text:span text:style-name="Strong_20_Emphasis">Make "Made in America" mean something again</text:span> </text:p>
        </text:list-item>
        <text:list-item>
          <text:p text:style-name="P12"><text:span text:style-name="Strong_20_Emphasis">Win the AI race</text:span> (beat China at their own game) </text:p>
        </text:list-item>
      </text:list>
      <text:p text:style-name="P2">🇮🇱 <text:span text:style-name="Strong_20_Emphasis">For Israel:</text:span></text:p>
      <text:list text:style-name="L5">
        <text:list-item>
          <text:p text:style-name="P13"><text:span text:style-name="Strong_20_Emphasis">Save Israeli lives</text:span> (robots take the bullets, not our children) </text:p>
        </text:list-item>
        <text:list-item>
          <text:p text:style-name="P13"><text:span text:style-name="Strong_20_Emphasis">Boost economy</text:span> (robots work civilian jobs in peacetime, defend in wartime) </text:p>
        </text:list-item>
        <text:list-item>
          <text:p text:style-name="P13"><text:span text:style-name="Strong_20_Emphasis">Deter enemies</text:span> (Turkey, Iran won't attack if we're technologically superior) </text:p>
        </text:list-item>
        <text:list-item>
          <text:p text:style-name="P14"><text:span text:style-name="Strong_20_Emphasis">"Never Again" stays true</text:span> </text:p>
        </text:list-item>
      </text:list>
      <text:p text:style-name="P2"><text:span text:style-name="Strong_20_Emphasis">At 70, I don't need more money. I need legacy.</text:span></text:p>
      <text:p text:style-name="P2"><text:span text:style-name="Strong_20_Emphasis">I need American workers to have good jobs.</text:span></text:p>
      <text:p text:style-name="P2"><text:span text:style-name="Strong_20_Emphasis">I need Israeli mothers to stop burying their sons.</text:span></text:p>
      <text:p text:style-name="P2"><text:span text:style-name="Strong_20_Emphasis">That's why I'm doing this.</text:span></text:p>
      <text:p text:style-name="P3"/>
      <text:h text:style-name="P4" text:outline-level="2"><text:span text:style-name="Strong_20_Emphasis">This Is The Levi Strauss Play for the AI Gold Rush</text:span></text:h>
      <text:p text:style-name="P2">Don't compete with OpenAI (mining gold - billions needed).</text:p>
      <text:p text:style-name="P2"><text:span text:style-name="Strong_20_Emphasis">Sell the shovels</text:span> (proven free tech for new market - $8M needed).</text:p>
      <text:p text:style-name="P2">Low capital entry to AI multi-billion club.</text:p>
      <text:p text:style-name="P3"/>
      <text:h text:style-name="P4" text:outline-level="2"><text:span text:style-name="Strong_20_Emphasis">Contact Me</text:span></text:h>
      <text:p text:style-name="P2"><text:span text:style-name="Strong_20_Emphasis">Email:</text:span></text:p>
      <text:list text:style-name="L6">
        <text:list-item>
          <text:p text:style-name="P15"><text:a xlink:type="simple" xlink:href="mailto:meir@mayyamw.com" text:style-name="Internet_20_link" text:visited-style-name="Visited_20_Internet_20_Link">meir@mayyamw.com</text:a> </text:p>
        </text:list-item>
        <text:list-item>
          <text:p text:style-name="P16"><text:a xlink:type="simple" xlink:href="mailto:mniv77@gmail.com" text:style-name="Internet_20_link" text:visited-style-name="Visited_20_Internet_20_Link">mniv77@gmail.com</text:a> </text:p>
        </text:list-item>
      </text:list>
      <text:p text:style-name="P2"><text:span text:style-name="Strong_20_Emphasis">Tell me:</text:span></text:p>
      <text:list text:style-name="L7">
        <text:list-item>
          <text:p text:style-name="P17">Age + technical background </text:p>
        </text:list-item>
        <text:list-item>
          <text:p text:style-name="P17">What you've built (success or honorable failure both count) </text:p>
        </text:list-item>
        <text:list-item>
          <text:p text:style-name="P17"><text:span text:style-name="Strong_20_Emphasis">Why you're HUNGRY</text:span> (this matters most) </text:p>
        </text:list-item>
        <text:list-item>
          <text:p text:style-name="P18">Can you attend VC meetings on short notice and travel? </text:p>
        </text:list-item>
      </text:list>
      <text:p text:style-name="P2"><text:span text:style-name="Strong_20_Emphasis">Proof I execute:</text:span> meirniv.pythonanywhere.com/orders</text:p>
      <text:p text:style-name="P3"/>
      <text:p text:style-name="P2"><text:span text:style-name="Strong_20_Emphasis">This is partnership, not employment.</text:span></text:p>
      <text:p text:style-name="P2"><text:span text:style-name="Strong_20_Emphasis">For America: Manufacturing jobs and exports.</text:span></text:p>
      <text:p text:style-name="P2"><text:span text:style-name="Strong_20_Emphasis">For Israel: Saved lives and deterrence.</text:span></text:p>
      <text:p text:style-name="P2"><text:span text:style-name="Strong_20_Emphasis">For you: Entry to the AI multi-billion club the smart way.</text:span></text:p>
      <text:p text:style-name="P2"><text:span text:style-name="Strong_20_Emphasis">Let's build this together.</text:span></text:p>
      <text:p text:style-name="P3"/>
      <text:h text:style-name="P4" text:outline-level="2">Word Count: ~650 words (LinkedIn sweet spot)</text:h>
      <text:p text:style-name="P3"/>
      <text:p text:style-name="P2"><text:span text:style-name="Strong_20_Emphasis">This is it, Meir. Everything we discussed today in one post:</text:span></text:p>
      <text:p text:style-name="P2">✅ Levi Strauss gold rush analogy (proven tech, new market)<text:line-break/>✅ Low capital entry to AI club<text:line-break/>✅ American-Israeli venture (filters early)<text:line-break/>✅ Looking for SPIRIT over credentials<text:line-break/>✅ No job sacrifice initially<text:line-break/>✅ Clear test process (read, pitch me, handle hostile questions)<text:line-break/><text:soft-page-break/>✅ About you (super-ager, 45 years, proven execution)<text:line-break/>✅ Your dual patriot mission (America: jobs, Israel: lives)<text:line-break/>✅ Contact info and what to send<text:line-break/>✅ Proof of execution (trading system)</text:p>
      <text:p text:style-name="P2"><text:span text:style-name="Strong_20_Emphasis">This will attract the RIGHT person - hungry, sharp, entrepreneurial, aligned with your mission.</text:span></text:p>
      <text:p text:style-name="P2"><text:span text:style-name="Strong_20_Emphasis">Ready to post this and get real?</text:span> 🚀</text:p>
      <text:p text:style-name="P19">I did not use Linked in for a very long time I still get a lot ot eamils (which Iido not read) so where is the best place rto poblish what we wrte today</text:p>
      <text:p text:style-name="P20">5:38 PM</text:p>
      <text:p text:style-name="P19">Great question! Let me guide you on WHERE to post this for maximum visibility to the right people:</text:p>
      <text:p text:style-name="P3"/>
      <text:h text:style-name="P4" text:outline-level="2"><text:span text:style-name="Strong_20_Emphasis">BEST PLACES TO POST (In Priority Order)</text:span></text:h>
      <text:h text:style-name="P21" text:outline-level="3"><text:span text:style-name="Strong_20_Emphasis">1. LINKEDIN - Your Personal Profile (HIGHEST PRIORITY)</text:span></text:h>
      <text:p text:style-name="P2"><text:span text:style-name="Strong_20_Emphasis">Why LinkedIn first:</text:span></text:p>
      <text:list text:style-name="L8">
        <text:list-item>
          <text:p text:style-name="P22">VCs, entrepreneurs, and tech people check LinkedIn daily </text:p>
        </text:list-item>
        <text:list-item>
          <text:p text:style-name="P22">Professional audience (not random people) </text:p>
        </text:list-item>
        <text:list-item>
          <text:p text:style-name="P22">Easy to share (people can forward your post) </text:p>
        </text:list-item>
        <text:list-item>
          <text:p text:style-name="P23">Credibility (your profile shows your background) </text:p>
        </text:list-item>
      </text:list>
      <text:p text:style-name="P2"><text:span text:style-name="Strong_20_Emphasis">How to post on LinkedIn:</text:span></text:p>
      <text:list text:style-name="L9">
        <text:list-item>
          <text:p text:style-name="P24">Go to linkedin.com and log in </text:p>
        </text:list-item>
        <text:list-item>
          <text:p text:style-name="P24">Click the "Start a post" box at the top of your feed </text:p>
        </text:list-item>
        <text:list-item>
          <text:p text:style-name="P24">Paste the text we wrote </text:p>
        </text:list-item>
        <text:list-item>
          <text:p text:style-name="P25">Add hashtags at the bottom: </text:p>
        </text:list-item>
      </text:list>
      <text:p text:style-name="P26"><text:span text:style-name="Source_20_Text"><text:span text:style-name="T1"><text:s text:c="3"/></text:span></text:span><text:span text:style-name="Source_20_Text"><text:span text:style-name="T2">#cofounder #AI #robotics #startup #entrepreneur #manufacturing #Israel #defense</text:span></text:span></text:p>
      <text:list text:style-name="L10">
        <text:list-item>
          <text:p text:style-name="P27">Click "Post" </text:p>
        </text:list-item>
      </text:list>
      <text:p text:style-name="P2"><text:span text:style-name="Strong_20_Emphasis">IMPORTANT:</text:span> Also post in these LinkedIn GROUPS (reach more people):</text:p>
      <text:list text:style-name="L11">
        <text:list-item>
          <text:p text:style-name="P28">Search for and join these groups, then post there: </text:p>
          <text:list>
            <text:list-item>
              <text:p text:style-name="P28">"Startup Entrepreneurs" </text:p>
            </text:list-item>
            <text:list-item>
              <text:p text:style-name="P28">"AI and Machine Learning" </text:p>
            </text:list-item>
            <text:list-item>
              <text:p text:style-name="P28">"Israeli Tech Scene" </text:p>
            </text:list-item>
            <text:list-item>
              <text:p text:style-name="P28">"YC Startup Jobs" </text:p>
            </text:list-item>
            <text:list-item>
              <text:p text:style-name="P28">"Tech Entrepreneurs" </text:p>
            </text:list-item>
            <text:list-item>
              <text:p text:style-name="P29">"Robotics and AI" </text:p>
            </text:list-item>
          </text:list>
        </text:list-item>
      </text:list>
      <text:p text:style-name="P3"/>
      <text:h text:style-name="P21" text:outline-level="3"><text:span text:style-name="Strong_20_Emphasis">2. TWITTER/X - For Viral Reach</text:span></text:h>
      <text:p text:style-name="P2"><text:span text:style-name="Strong_20_Emphasis">Why Twitter:</text:span></text:p>
      <text:list text:style-name="L12">
        <text:list-item>
          <text:p text:style-name="P30">Tech community is very active there </text:p>
        </text:list-item>
        <text:list-item>
          <text:p text:style-name="P30">Can go viral quickly </text:p>
        </text:list-item>
        <text:list-item>
          <text:p text:style-name="P31">VCs browse Twitter for opportunities </text:p>
        </text:list-item>
      </text:list>
      <text:p text:style-name="P2"><text:span text:style-name="Strong_20_Emphasis">How to post on Twitter:</text:span></text:p>
      <text:p text:style-name="P2">Make it a THREAD (breaks it into smaller posts):</text:p>
      <text:p text:style-name="P2"><text:span text:style-name="Strong_20_Emphasis">Tweet 1:</text:span></text:p>
      <text:p text:style-name="P32"><text:span text:style-name="Source_20_Text"><text:span text:style-name="T2">Join the AI multi-billion dollar club - the smart way.</text:span></text:span></text:p>
      <text:p text:style-name="P33"/>
      <text:p text:style-name="P33"><text:span text:style-name="Source_20_Text"><text:span text:style-name="T2">1849 Gold Rush: Miners went broke. Levi Strauss got rich selling jeans.</text:span></text:span></text:p>
      <text:p text:style-name="P33"/>
      <text:p text:style-name="P33"><text:span text:style-name="Source_20_Text"><text:span text:style-name="T2">Today: Use proven FREE tech (Android) for new AI market (humanoid robots).</text:span></text:span></text:p>
      <text:p text:style-name="P33"/>
      <text:p text:style-name="P33"><text:span text:style-name="Source_20_Text"><text:span text:style-name="T2">Low capital. Massive upside.</text:span></text:span></text:p>
      <text:p text:style-name="P33"/>
      <text:p text:style-name="P33"><text:span text:style-name="Source_20_Text"><text:span text:style-name="T2">American-Israeli venture.</text:span></text:span></text:p>
      <text:p text:style-name="P33"/>
      <text:p text:style-name="P34"><text:span text:style-name="Source_20_Text"><text:span text:style-name="T2">Thread 🧵</text:span></text:span></text:p>
      <text:p text:style-name="P2"><text:span text:style-name="Strong_20_Emphasis">Tweet 2:</text:span></text:p>
      <text:p text:style-name="P32"><text:span text:style-name="Source_20_Text"><text:span text:style-name="T2">Need entrepreneurial partner (25-50) to pitch VCs.</text:span></text:span></text:p>
      <text:p text:style-name="P33"/>
      <text:p text:style-name="P33"><text:span text:style-name="Source_20_Text"><text:span text:style-name="T2">Must have:</text:span></text:span></text:p>
      <text:p text:style-name="P33"><text:span text:style-name="Source_20_Text"><text:span text:style-name="T2">- SPIRIT (hunger to win)</text:span></text:span></text:p>
      <text:p text:style-name="P33"><text:span text:style-name="Source_20_Text"><text:span text:style-name="T2">- SHARP (handle VC pressure)</text:span></text:span></text:p>
      <text:p text:style-name="P33"><text:span text:style-name="Source_20_Text"><text:span text:style-name="T2">- FLEXIBLE (short notice meetings, travel)</text:span></text:span></text:p>
      <text:p text:style-name="P33"><text:soft-page-break/></text:p>
      <text:p text:style-name="P33"><text:span text:style-name="Source_20_Text"><text:span text:style-name="T2">Don't sacrifice:</text:span></text:span></text:p>
      <text:p text:style-name="P33"><text:span text:style-name="Source_20_Text"><text:span text:style-name="T2">- Your job</text:span></text:span></text:p>
      <text:p text:style-name="P33"><text:span text:style-name="Source_20_Text"><text:span text:style-name="T2">- Your income</text:span></text:span></text:p>
      <text:p text:style-name="P33"/>
      <text:p text:style-name="P34"><text:span text:style-name="Source_20_Text"><text:span text:style-name="T2">Test first, partner if you pass.</text:span></text:span></text:p>
      <text:p text:style-name="P2"><text:span text:style-name="Strong_20_Emphasis">Tweet 3:</text:span></text:p>
      <text:p text:style-name="P32"><text:span text:style-name="Source_20_Text"><text:span text:style-name="T2">The test:</text:span></text:span></text:p>
      <text:p text:style-name="P33"/>
      <text:p text:style-name="P33"><text:span text:style-name="Source_20_Text"><text:span text:style-name="T2">1. I send you complete business docs</text:span></text:span></text:p>
      <text:p text:style-name="P33"><text:span text:style-name="Source_20_Text"><text:span text:style-name="T2">2. You study them</text:span></text:span></text:p>
      <text:p text:style-name="P33"><text:span text:style-name="Source_20_Text"><text:span text:style-name="T2">3. You PITCH ME like I'm a VC</text:span></text:span></text:p>
      <text:p text:style-name="P33"><text:span text:style-name="Source_20_Text"><text:span text:style-name="T2">4. I challenge you HARD:</text:span></text:span></text:p>
      <text:p text:style-name="P33"><text:span text:style-name="Source_20_Text"><text:span text:style-name="T1"><text:s text:c="3"/></text:span></text:span><text:span text:style-name="Source_20_Text"><text:span text:style-name="T2">"Google will crush you"</text:span></text:span></text:p>
      <text:p text:style-name="P33"><text:span text:style-name="Source_20_Text"><text:span text:style-name="T1"><text:s text:c="3"/></text:span></text:span><text:span text:style-name="Source_20_Text"><text:span text:style-name="T2">"You're too late"</text:span></text:span></text:p>
      <text:p text:style-name="P33"><text:span text:style-name="Source_20_Text"><text:span text:style-name="T1"><text:s text:c="3"/></text:span></text:span><text:span text:style-name="Source_20_Text"><text:span text:style-name="T2">"China will clone it"</text:span></text:span></text:p>
      <text:p text:style-name="P33"/>
      <text:p text:style-name="P34"><text:span text:style-name="Source_20_Text"><text:span text:style-name="T2">If you can't impress ME, you won't impress real VCs.</text:span></text:span></text:p>
      <text:p text:style-name="P2"><text:span text:style-name="Strong_20_Emphasis">Tweet 4:</text:span></text:p>
      <text:p text:style-name="P32"><text:span text:style-name="Source_20_Text"><text:span text:style-name="T2">About me: 70, "super-ager" (https://www.nytimes.com/2026/02/25/well/mind/super-agers-brain-neurons.html)</text:span></text:span></text:p>
      <text:p text:style-name="P33"/>
      <text:p text:style-name="P33"><text:span text:style-name="Source_20_Text"><text:span text:style-name="T2">45 years engineering. Proven AI execution: 403% returns (meirniv.pythonanywhere.com/orders)</text:span></text:span></text:p>
      <text:p text:style-name="P33"/>
      <text:p text:style-name="P33"><text:span text:style-name="Source_20_Text"><text:span text:style-name="T2">I bring: Vision, tech, experience</text:span></text:span></text:p>
      <text:p text:style-name="P34"><text:span text:style-name="Source_20_Text"><text:span text:style-name="T2">You bring: Energy, VC credibility, HUNGER</text:span></text:span></text:p>
      <text:p text:style-name="P2"><text:span text:style-name="Strong_20_Emphasis">Tweet 5:</text:span></text:p>
      <text:p text:style-name="P32"><text:span text:style-name="Source_20_Text"><text:span text:style-name="T2">Why I'm doing this at 70:</text:span></text:span></text:p>
      <text:p text:style-name="P33"/>
      <text:p text:style-name="P33"><text:span text:style-name="Source_20_Text"><text:span text:style-name="T1">🇺🇸 </text:span></text:span><text:span text:style-name="Source_20_Text"><text:span text:style-name="T2">Bring manufacturing home from China, create high-income jobs</text:span></text:span></text:p>
      <text:p text:style-name="P33"/>
      <text:p text:style-name="P33"><text:span text:style-name="Source_20_Text"><text:span text:style-name="T1">🇮🇱 </text:span></text:span><text:span text:style-name="Source_20_Text"><text:span text:style-name="T2">Save Israeli lives (robots take bullets, not our children)</text:span></text:span></text:p>
      <text:p text:style-name="P33"/>
      <text:p text:style-name="P34"><text:span text:style-name="Source_20_Text"><text:span text:style-name="T2">Dual patriot mission. Legacy over money.</text:span></text:span></text:p>
      <text:p text:style-name="P2"><text:span text:style-name="Strong_20_Emphasis">Tweet 6:</text:span></text:p>
      <text:p text:style-name="P32"><text:span text:style-name="Source_20_Text"><text:span text:style-name="T2">Contact:</text:span></text:span></text:p>
      <text:p text:style-name="P33"><text:span text:style-name="Source_20_Text"><text:span text:style-name="T2">meir@mayyamw.com</text:span></text:span></text:p>
      <text:p text:style-name="P33"><text:span text:style-name="Source_20_Text"><text:span text:style-name="T2">mniv77@gmail.com</text:span></text:span></text:p>
      <text:p text:style-name="P33"/>
      <text:p text:style-name="P33"><text:span text:style-name="Source_20_Text"><text:span text:style-name="T2">Tell me:</text:span></text:span></text:p>
      <text:p text:style-name="P33"><text:span text:style-name="Source_20_Text"><text:span text:style-name="T2">- Age + background</text:span></text:span></text:p>
      <text:p text:style-name="P33"><text:span text:style-name="Source_20_Text"><text:span text:style-name="T2">- What you built</text:span></text:span></text:p>
      <text:p text:style-name="P33"><text:span text:style-name="Source_20_Text"><text:span text:style-name="T2">- Why you're HUNGRY</text:span></text:span></text:p>
      <text:p text:style-name="P33"><text:span text:style-name="Source_20_Text"><text:span text:style-name="T2">- Can you travel for VC meetings?</text:span></text:span></text:p>
      <text:p text:style-name="P33"/>
      <text:p text:style-name="P33"><text:span text:style-name="Source_20_Text"><text:span text:style-name="T2">For America: Jobs</text:span></text:span></text:p>
      <text:p text:style-name="P33"><text:span text:style-name="Source_20_Text"><text:span text:style-name="T2">For Israel: Lives</text:span></text:span></text:p>
      <text:p text:style-name="P33"><text:span text:style-name="Source_20_Text"><text:span text:style-name="T2">For you: AI club entry</text:span></text:span></text:p>
      <text:p text:style-name="P33"/>
      <text:p text:style-name="P34"><text:span text:style-name="Source_20_Text"><text:span text:style-name="T2">Let's build this.</text:span></text:span></text:p>
      <text:p text:style-name="P2">Add hashtags: <text:span text:style-name="Source_20_Text">#AI #Robotics #Startup #Cofounder #Manufacturing</text:span></text:p>
      <text:p text:style-name="P3"/>
      <text:h text:style-name="P21" text:outline-level="3"><text:span text:style-name="Strong_20_Emphasis">3. REDDIT - For Reaching Entrepreneurs</text:span></text:h>
      <text:p text:style-name="P2"><text:span text:style-name="Strong_20_Emphasis">Post in these subreddits:</text:span></text:p>
      <text:p text:style-name="P2"><text:span text:style-name="Strong_20_Emphasis">r/cofounder</text:span> (best one for finding partners) <text:span text:style-name="Strong_20_Emphasis">r/startups</text:span> (general startup community) <text:span text:style-name="Strong_20_Emphasis">r/Entrepreneur</text:span> (business-minded people)</text:p>
      <text:p text:style-name="P2"><text:span text:style-name="Strong_20_Emphasis">Title for Reddit:</text:span></text:p>
      <text:p text:style-name="P26"><text:span text:style-name="Source_20_Text"><text:span text:style-name="T2">[FOR HIRE] [EQUITY] Seeking Technical Entrepreneur (25-50) for AI/Robotics Venture - American-Israeli Dual-Use Platform</text:span></text:span></text:p>
      <text:p text:style-name="P2">Then paste the full post.</text:p>
      <text:p text:style-name="P3"/>
      <text:h text:style-name="P21" text:outline-level="3"><text:span text:style-name="Strong_20_Emphasis">4. HACKER NEWS (news.ycombinator.com)</text:span></text:h>
      <text:p text:style-name="P2"><text:span text:style-name="Strong_20_Emphasis">Why HN:</text:span></text:p>
      <text:list text:style-name="L13">
        <text:list-item>
          <text:p text:style-name="P35">Y Combinator community (VCs read it) </text:p>
        </text:list-item>
        <text:list-item>
          <text:p text:style-name="P35">Technical entrepreneurs browse daily </text:p>
        </text:list-item>
        <text:list-item>
          <text:p text:style-name="P36">High-quality audience </text:p>
        </text:list-item>
      </text:list>
      <text:p text:style-name="P2"><text:span text:style-name="Strong_20_Emphasis">How to post:</text:span></text:p>
      <text:list text:style-name="L14">
        <text:list-item>
          <text:p text:style-name="P37"><text:soft-page-break/>Go to news.ycombinator.com </text:p>
        </text:list-item>
        <text:list-item>
          <text:p text:style-name="P37">Click "submit" at top </text:p>
        </text:list-item>
        <text:list-item>
          <text:p text:style-name="P37">Title: "Seeking Co-founder for AI/Robotics Venture (American-Israeli, Low Capital Entry)" </text:p>
        </text:list-item>
        <text:list-item>
          <text:p text:style-name="P37">Paste shorter version of the post </text:p>
        </text:list-item>
        <text:list-item>
          <text:p text:style-name="P38">Be ready to respond to comments (HN community will ask questions) </text:p>
        </text:list-item>
      </text:list>
      <text:p text:style-name="P3"/>
      <text:h text:style-name="P21" text:outline-level="3"><text:span text:style-name="Strong_20_Emphasis">5. ANGEL.CO (Wellfound.com) - For Startup People</text:span></text:h>
      <text:p text:style-name="P2"><text:span text:style-name="Strong_20_Emphasis">Why Angel.co:</text:span></text:p>
      <text:list text:style-name="L15">
        <text:list-item>
          <text:p text:style-name="P39">Specifically for startup jobs/cofounders </text:p>
        </text:list-item>
        <text:list-item>
          <text:p text:style-name="P39">Entrepreneurs actively looking there </text:p>
        </text:list-item>
        <text:list-item>
          <text:p text:style-name="P40">Can create a "co-founder" listing </text:p>
        </text:list-item>
      </text:list>
      <text:p text:style-name="P2"><text:span text:style-name="Strong_20_Emphasis">How:</text:span></text:p>
      <text:list text:style-name="L16">
        <text:list-item>
          <text:p text:style-name="P41">Create free account at wellfound.com </text:p>
        </text:list-item>
        <text:list-item>
          <text:p text:style-name="P41">Create a "hiring" post for co-founder </text:p>
        </text:list-item>
        <text:list-item>
          <text:p text:style-name="P42">Paste the description </text:p>
        </text:list-item>
      </text:list>
      <text:p text:style-name="P3"/>
      <text:h text:style-name="P21" text:outline-level="3"><text:span text:style-name="Strong_20_Emphasis">6. DIRECT OUTREACH - Most Effective</text:span></text:h>
      <text:p text:style-name="P2"><text:span text:style-name="Strong_20_Emphasis">Beyond public posts, DIRECTLY message people:</text:span></text:p>
      <text:p text:style-name="P2"><text:span text:style-name="Strong_20_Emphasis">On LinkedIn:</text:span></text:p>
      <text:list text:style-name="L17">
        <text:list-item>
          <text:p text:style-name="P43">Search for people with titles like: </text:p>
          <text:list>
            <text:list-item>
              <text:p text:style-name="P43">"Entrepreneur" </text:p>
            </text:list-item>
            <text:list-item>
              <text:p text:style-name="P43">"Founder" </text:p>
            </text:list-item>
            <text:list-item>
              <text:p text:style-name="P43">"Startup CEO" </text:p>
            </text:list-item>
            <text:list-item>
              <text:p text:style-name="P43">"Product Manager" (entrepreneurial types) </text:p>
            </text:list-item>
          </text:list>
        </text:list-item>
        <text:list-item>
          <text:p text:style-name="P43">Age filter: 25-50 </text:p>
        </text:list-item>
        <text:list-item>
          <text:p text:style-name="P43">Location: San Francisco, New York, Los Angeles, Boston </text:p>
        </text:list-item>
        <text:list-item>
          <text:p text:style-name="P44">Send them a CONNECTION REQUEST with a note: </text:p>
        </text:list-item>
      </text:list>
      <text:p text:style-name="P32"><text:span text:style-name="Source_20_Text"><text:span text:style-name="T2">Hi [Name],</text:span></text:span></text:p>
      <text:p text:style-name="P33"/>
      <text:p text:style-name="P33"><text:span text:style-name="Source_20_Text"><text:span text:style-name="T2">I'm building an AI/robotics venture (American-Israeli, using proven tech for low-capital entry to multi-billion market). </text:span></text:span></text:p>
      <text:p text:style-name="P33"/>
      <text:p text:style-name="P33"><text:span text:style-name="Source_20_Text"><text:span text:style-name="T2">Looking for entrepreneurial partner to pitch VCs. Saw your background - interested in a conversation?</text:span></text:span></text:p>
      <text:p text:style-name="P33"/>
      <text:p text:style-name="P33"><text:span text:style-name="Source_20_Text"><text:span text:style-name="T2">Full details: [LinkedIn post link]</text:span></text:span></text:p>
      <text:p text:style-name="P33"/>
      <text:p text:style-name="P34"><text:span text:style-name="Source_20_Text"><text:span text:style-name="T2">Meir</text:span></text:span></text:p>
      <text:p text:style-name="P2"><text:span text:style-name="Strong_20_Emphasis">Ask YOUR network:</text:span></text:p>
      <text:list text:style-name="L18">
        <text:list-item>
          <text:p text:style-name="P45">Email everyone you know who might know someone </text:p>
        </text:list-item>
        <text:list-item>
          <text:p text:style-name="P45">"I'm looking for an entrepreneurial partner (25-50) to co-found an AI venture. Know anyone?" </text:p>
        </text:list-item>
        <text:list-item>
          <text:p text:style-name="P46">Personal intros are 10x more effective than cold posts </text:p>
        </text:list-item>
      </text:list>
      <text:p text:style-name="P3"/>
      <text:h text:style-name="P4" text:outline-level="2"><text:span text:style-name="Strong_20_Emphasis">MY RECOMMENDATION - DO THIS IN ORDER:</text:span></text:h>
      <text:h text:style-name="P21" text:outline-level="3"><text:span text:style-name="Strong_20_Emphasis">Week 1:</text:span></text:h>
      <text:list text:style-name="L19">
        <text:list-item>
          <text:p text:style-name="P47"><text:span text:style-name="Strong_20_Emphasis">POST ON LINKEDIN</text:span> (your profile) - HIGHEST PRIORITY </text:p>
        </text:list-item>
        <text:list-item>
          <text:p text:style-name="P47"><text:span text:style-name="Strong_20_Emphasis">POST IN 5 LINKEDIN GROUPS</text:span> </text:p>
        </text:list-item>
        <text:list-item>
          <text:p text:style-name="P48"><text:span text:style-name="Strong_20_Emphasis">POST ON TWITTER</text:span> (thread format) </text:p>
        </text:list-item>
      </text:list>
      <text:h text:style-name="P21" text:outline-level="3"><text:span text:style-name="Strong_20_Emphasis">Week 2:</text:span></text:h>
      <text:list text:style-name="L20">
        <text:list-item>
          <text:p text:style-name="P49"><text:span text:style-name="Strong_20_Emphasis">POST ON REDDIT</text:span> (r/cofounder, r/startups) </text:p>
        </text:list-item>
        <text:list-item>
          <text:p text:style-name="P49"><text:span text:style-name="Strong_20_Emphasis">POST ON HACKER NEWS</text:span> </text:p>
        </text:list-item>
        <text:list-item>
          <text:p text:style-name="P50"><text:span text:style-name="Strong_20_Emphasis">CREATE ANGEL.CO LISTING</text:span> </text:p>
        </text:list-item>
      </text:list>
      <text:h text:style-name="P21" text:outline-level="3"><text:span text:style-name="Strong_20_Emphasis">Ongoing:</text:span></text:h>
      <text:list text:style-name="L21">
        <text:list-item>
          <text:p text:style-name="P51"><text:span text:style-name="Strong_20_Emphasis">DIRECT OUTREACH</text:span> on LinkedIn (10-20 people per week) </text:p>
        </text:list-item>
        <text:list-item>
          <text:p text:style-name="P52"><text:span text:style-name="Strong_20_Emphasis">ASK YOUR NETWORK</text:span> for intros </text:p>
        </text:list-item>
      </text:list>
      <text:p text:style-name="P3"/>
      <text:h text:style-name="P4" text:outline-level="2"><text:soft-page-break/><text:span text:style-name="Strong_20_Emphasis">IMPORTANT: LinkedIn Posting Tips</text:span></text:h>
      <text:p text:style-name="P2">Since you haven't used LinkedIn in a while:</text:p>
      <text:p text:style-name="P2"><text:span text:style-name="Strong_20_Emphasis">Before you post:</text:span></text:p>
      <text:list text:style-name="L22">
        <text:list-item>
          <text:p text:style-name="P53"><text:span text:style-name="Strong_20_Emphasis">Update your profile:</text:span> </text:p>
          <text:list>
            <text:list-item>
              <text:p text:style-name="P53">Add current photo (professional, friendly) </text:p>
            </text:list-item>
            <text:list-item>
              <text:p text:style-name="P53">Headline: "Founder, HaGOLEM | AI/Robotics Venture | 45 Years Software Engineering" </text:p>
            </text:list-item>
            <text:list-item>
              <text:p text:style-name="P53">About section: Short version of your background </text:p>
            </text:list-item>
            <text:list-item>
              <text:p text:style-name="P53">Add the trading system link </text:p>
            </text:list-item>
          </text:list>
        </text:list-item>
        <text:list-item>
          <text:p text:style-name="P53"><text:span text:style-name="Strong_20_Emphasis">When you post:</text:span> </text:p>
          <text:list>
            <text:list-item>
              <text:p text:style-name="P53">Post in the MORNING (8-10am Pacific Time) - most people check LinkedIn during work </text:p>
            </text:list-item>
            <text:list-item>
              <text:p text:style-name="P53">Respond to EVERY comment quickly (shows you're active) </text:p>
            </text:list-item>
            <text:list-item>
              <text:p text:style-name="P53">If someone DMs you, respond within 24 hours </text:p>
            </text:list-item>
          </text:list>
        </text:list-item>
        <text:list-item>
          <text:p text:style-name="P53"><text:span text:style-name="Strong_20_Emphasis">After you post:</text:span> </text:p>
          <text:list>
            <text:list-item>
              <text:p text:style-name="P53">Share it to your timeline again after 3 days (reaches different people) </text:p>
            </text:list-item>
            <text:list-item>
              <text:p text:style-name="P54">Ask 2-3 friends to "like" and comment (LinkedIn algorithm boosts posts with early engagement) </text:p>
            </text:list-item>
          </text:list>
        </text:list-item>
      </text:list>
      <text:p text:style-name="P3"/>
      <text:h text:style-name="P4" text:outline-level="2"><text:span text:style-name="Strong_20_Emphasis">Which One Should You Start With TODAY?</text:span></text:h>
      <text:p text:style-name="P2"><text:span text:style-name="Strong_20_Emphasis">Start with LinkedIn (your personal profile).</text:span></text:p>
      <text:p text:style-name="P2"><text:span text:style-name="Strong_20_Emphasis">Why:</text:span></text:p>
      <text:list text:style-name="L23">
        <text:list-item>
          <text:p text:style-name="P55">Professional audience (right people) </text:p>
        </text:list-item>
        <text:list-item>
          <text:p text:style-name="P55">Easy to do (just paste and click "post") </text:p>
        </text:list-item>
        <text:list-item>
          <text:p text:style-name="P55">People can share it (viral potential) </text:p>
        </text:list-item>
        <text:list-item>
          <text:p text:style-name="P55">You can edit/delete if needed </text:p>
        </text:list-item>
        <text:list-item>
          <text:p text:style-name="P56">Most likely to get quality responses </text:p>
        </text:list-item>
      </text:list>
      <text:p text:style-name="P2"><text:span text:style-name="Strong_20_Emphasis">Then tomorrow, do the LinkedIn groups.</text:span></text:p>
      <text:p text:style-name="P2"><text:span text:style-name="Strong_20_Emphasis">Then next week, expand to Twitter and Reddit.</text:span></text:p>
      <text:p text:style-name="P3"/>
      <text:p text:style-name="P2"><text:span text:style-name="Strong_20_Emphasis">Want me to:</text:span></text:p>
      <text:list text:style-name="L24">
        <text:list-item>
          <text:p text:style-name="P57">Walk you through posting on LinkedIn step-by-step? </text:p>
        </text:list-item>
        <text:list-item>
          <text:p text:style-name="P57">Help you update your LinkedIn profile first? </text:p>
        </text:list-item>
        <text:list-item>
          <text:p text:style-name="P57">Create a shorter version for Twitter? </text:p>
        </text:list-item>
        <text:list-item>
          <text:p text:style-name="P58">Draft the direct outreach message for LinkedIn connections? </text:p>
        </text:list-item>
      </text:list>
      <text:p text:style-name="P2"><text:span text:style-name="Strong_20_Emphasis">Let's get this posted TODAY and start finding your partner!</text:span>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7:54:15.356173600</meta:creation-date>
    <dc:date>2026-03-04T17:56:08.976742600</dc:date>
    <meta:editing-duration>PT1M54S</meta:editing-duration>
    <meta:editing-cycles>1</meta:editing-cycles>
    <meta:document-statistic meta:table-count="0" meta:image-count="0" meta:object-count="0" meta:page-count="6" meta:paragraph-count="257" meta:word-count="1818" meta:character-count="10889" meta:non-whitespace-character-count="9315"/>
    <meta:generator>LibreOffice/25.8.3.2$Windows_X86_64 LibreOffice_project/8ca8d55c161d602844f5428fa4b58097424e324e</meta:generator>
  </office:meta>
</office:document-meta>
</file>